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2.11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96cm" fo:min-width="3.84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451cm" fo:min-width="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6.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2" draw:layer="layout" svg:width="19cm" svg:height="1.673cm" svg:x="1cm" svg:y="1.001cm">
          <draw:text-box>
            <text:p text:style-name="P1"><text:span text:style-name="T1">Program wyświetla kwadraty kolejnych liczb naturalnych w zakresie od zera do liczby podanej przez użytkownika.</text:span></text:p>
          </draw:text-box>
        </draw:frame>
        <draw:custom-shape draw:style-name="gr2" draw:text-style-name="P3" draw:layer="layout" svg:width="3.7cm" svg:height="2.1cm" svg:x="8.594cm" svg:y="3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5cm" svg:y1="6cm" svg:x2="10.5cm" svg:y2="7.9cm">
          <text:p/>
        </draw:line>
        <draw:custom-shape draw:style-name="gr4" draw:text-style-name="P3" draw:layer="layout" svg:width="6.9cm" svg:height="1.5cm" svg:x="7cm" svg:y="11.1cm">
          <text:p text:style-name="P1">Wczytaj: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5cm" svg:height="3.401cm" svg:x="8cm" svg:y="14.499cm">
          <text:p text:style-name="P1"><text:s/>liczba &lt; a+1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4" draw:layer="layout" svg:x1="10.5cm" svg:y1="9.2cm" svg:x2="10.5cm" svg:y2="11.1cm">
          <text:p/>
        </draw:line>
        <draw:line draw:style-name="gr6" draw:text-style-name="P4" draw:layer="layout" svg:x1="4.7cm" svg:y1="16.2cm" svg:x2="8cm" svg:y2="16.2cm">
          <text:p/>
        </draw:line>
        <draw:line draw:style-name="gr6" draw:text-style-name="P4" draw:layer="layout" svg:x1="13cm" svg:y1="16.2cm" svg:x2="15.8cm" svg:y2="16.2cm">
          <text:p/>
        </draw:line>
        <draw:frame draw:style-name="gr7" draw:text-style-name="P2" draw:layer="layout" svg:width="1.666cm" svg:height="0.962cm" svg:x="13.8cm" svg:y="15.438cm">
          <draw:text-box>
            <text:p>Tak </text:p>
          </draw:text-box>
        </draw:frame>
        <draw:frame draw:style-name="gr8" draw:text-style-name="P2" draw:layer="layout" svg:width="1.666cm" svg:height="1.162cm" svg:x="5.734cm" svg:y="15.338cm">
          <draw:text-box>
            <text:p>Nie <text:s/></text:p>
          </draw:text-box>
        </draw:frame>
        <draw:custom-shape draw:style-name="gr9" draw:text-style-name="P3" draw:layer="layout" svg:width="4.4cm" svg:height="1.4cm" svg:x="8.3cm" svg:y="7.8cm">
          <text:p text:style-name="P1">wynik = 0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5cm" svg:y1="12.6cm" svg:x2="10.5cm" svg:y2="14.5cm">
          <text:p/>
        </draw:line>
        <draw:custom-shape draw:style-name="gr10" draw:text-style-name="P3" draw:layer="layout" svg:width="6.7cm" svg:height="1.4cm" svg:x="12.474cm" svg:y="18.026cm">
          <text:p text:style-name="P1">wynik = liczba * liczba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8cm" svg:y1="16.2cm" svg:x2="15.8cm" svg:y2="18.1cm">
          <text:p/>
        </draw:line>
        <draw:custom-shape draw:style-name="gr4" draw:text-style-name="P3" draw:layer="layout" svg:width="6.9cm" svg:height="1.5cm" svg:x="12.3cm" svg:y="21.3cm">
          <text:p text:style-name="P1">Wypisz: wyni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4" draw:layer="layout" svg:x1="15.8cm" svg:y1="19.4cm" svg:x2="15.8cm" svg:y2="21.3cm">
          <text:p/>
        </draw:line>
        <draw:line draw:style-name="gr6" draw:text-style-name="P4" draw:layer="layout" svg:x1="18.4cm" svg:y1="22cm" svg:x2="19.5cm" svg:y2="22cm">
          <text:p/>
        </draw:line>
        <draw:line draw:style-name="gr6" draw:text-style-name="P4" draw:layer="layout" svg:x1="19.5cm" svg:y1="22.006cm" svg:x2="19.5cm" svg:y2="13.2cm">
          <text:p/>
        </draw:line>
        <draw:line draw:style-name="gr3" draw:text-style-name="P4" draw:layer="layout" svg:x1="19.5cm" svg:y1="13.2cm" svg:x2="10.5cm" svg:y2="13.2cm">
          <text:p/>
        </draw:line>
        <draw:line draw:style-name="gr3" draw:text-style-name="P4" draw:layer="layout" svg:x1="4.7cm" svg:y1="16.2cm" svg:x2="4.7cm" svg:y2="20cm">
          <text:p/>
        </draw:line>
        <draw:custom-shape draw:style-name="gr2" draw:text-style-name="P3" draw:layer="layout" svg:width="3.7cm" svg:height="2.1cm" svg:x="2.8cm" svg:y="20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23:07:31.273572618</meta:creation-date>
    <dc:date>2018-10-08T23:34:40.958697796</dc:date>
    <meta:editing-duration>PT10M12S</meta:editing-duration>
    <meta:editing-cycles>1</meta:editing-cycles>
    <meta:document-statistic meta:object-count="21"/>
    <meta:generator>LibreOffice/5.1.6.2$Linux_X86_64 LibreOffice_project/10m0$Build-2</meta:generator>
  </office:meta>
</office:document-meta>
</file>